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paragraph-rsid="00046eb2"/>
    </style:style>
    <style:style style:name="P2" style:family="paragraph" style:parent-style-name="Standard">
      <style:paragraph-properties fo:line-height="150%"/>
      <style:text-properties officeooo:rsid="00046eb2" officeooo:paragraph-rsid="00046eb2"/>
    </style:style>
    <style:style style:name="P3" style:family="paragraph" style:parent-style-name="Standard">
      <style:paragraph-properties fo:line-height="150%" fo:break-before="page"/>
      <style:text-properties officeooo:paragraph-rsid="00046eb2"/>
    </style:style>
    <style:style style:name="P4" style:family="paragraph" style:parent-style-name="Standard">
      <style:paragraph-properties fo:margin-top="0in" fo:margin-bottom="0.111in" loext:contextual-spacing="false" fo:line-height="150%" fo:text-align="justify" style:justify-single-word="false"/>
      <style:text-properties officeooo:rsid="00046eb2" officeooo:paragraph-rsid="0006123a"/>
    </style:style>
    <style:style style:name="P5" style:family="paragraph" style:parent-style-name="Standard">
      <style:paragraph-properties fo:margin-top="0in" fo:margin-bottom="0.111in" loext:contextual-spacing="false" fo:line-height="150%" fo:text-align="justify" style:justify-single-word="false"/>
      <style:text-properties officeooo:rsid="0006123a" officeooo:paragraph-rsid="0006123a"/>
    </style:style>
    <style:style style:name="P6" style:family="paragraph" style:parent-style-name="Standard">
      <style:paragraph-properties fo:margin-top="0in" fo:margin-bottom="0.111in" loext:contextual-spacing="false" fo:line-height="150%" fo:text-align="justify" style:justify-single-word="false"/>
      <style:text-properties officeooo:rsid="0006123a" officeooo:paragraph-rsid="0009ca94"/>
    </style:style>
    <style:style style:name="P7" style:family="paragraph" style:parent-style-name="Standard">
      <style:paragraph-properties fo:margin-top="0in" fo:margin-bottom="0.111in" loext:contextual-spacing="false" fo:line-height="150%" fo:text-align="justify" style:justify-single-word="false"/>
      <style:text-properties officeooo:rsid="0006123a" officeooo:paragraph-rsid="000d1ebf"/>
    </style:style>
    <style:style style:name="P8" style:family="paragraph" style:parent-style-name="Standard">
      <style:paragraph-properties fo:margin-top="0in" fo:margin-bottom="0.111in" loext:contextual-spacing="false" fo:line-height="150%" fo:text-align="justify" style:justify-single-word="false"/>
      <style:text-properties officeooo:rsid="000803cb" officeooo:paragraph-rsid="000803cb"/>
    </style:style>
    <style:style style:name="P9" style:family="paragraph" style:parent-style-name="Standard">
      <style:paragraph-properties fo:margin-top="0in" fo:margin-bottom="0.111in" loext:contextual-spacing="false" fo:line-height="150%" fo:text-align="justify" style:justify-single-word="false"/>
      <style:text-properties officeooo:rsid="0009ca94" officeooo:paragraph-rsid="0009ca94"/>
    </style:style>
    <style:style style:name="P10" style:family="paragraph" style:parent-style-name="Standard">
      <style:paragraph-properties fo:margin-top="0in" fo:margin-bottom="0.111in" loext:contextual-spacing="false" fo:line-height="150%" fo:text-align="justify" style:justify-single-word="false"/>
      <style:text-properties officeooo:rsid="000bc0c8" officeooo:paragraph-rsid="000bc0c8"/>
    </style:style>
    <style:style style:name="T1" style:family="text">
      <style:text-properties style:font-name="Arial" fo:font-size="12pt" style:font-size-asian="12pt" style:font-name-complex="Arial1" style:font-size-complex="12pt"/>
    </style:style>
    <style:style style:name="T2" style:family="text">
      <style:text-properties style:use-window-font-color="true" style:font-name="Arial" fo:font-size="12pt" fo:language="es" fo:country="MX" style:letter-kerning="false" style:font-name-asian="Calibri1" style:font-size-asian="12pt" style:language-asian="en" style:country-asian="US" style:font-name-complex="Arial1" style:font-size-complex="12pt" style:language-complex="ar" style:country-complex="SA"/>
    </style:style>
    <style:style style:name="T3" style:family="text">
      <style:text-properties style:use-window-font-color="true" style:font-name="Arial" fo:font-size="12pt" fo:language="es" fo:country="MX" officeooo:rsid="000803cb" style:letter-kerning="false" style:font-name-asian="Calibri1" style:font-size-asian="12pt" style:language-asian="en" style:country-asian="US" style:font-name-complex="Arial1" style:font-size-complex="12pt" style:language-complex="ar" style:country-complex="SA"/>
    </style:style>
    <style:style style:name="T4" style:family="text">
      <style:text-properties style:use-window-font-color="true" style:font-name="Arial" fo:font-size="12pt" fo:language="es" fo:country="MX" officeooo:rsid="000bc0c8" style:letter-kerning="false" style:font-name-asian="Calibri1" style:font-size-asian="12pt" style:language-asian="en" style:country-asian="US" style:font-name-complex="Arial1" style:font-size-complex="12pt" style:language-complex="ar" style:country-complex="SA"/>
    </style:style>
    <style:style style:name="T5" style:family="text">
      <style:text-properties style:use-window-font-color="true" style:font-name="Arial" fo:font-size="12pt" fo:language="es" fo:country="MX" officeooo:rsid="000d1ebf" style:letter-kerning="false" style:font-name-asian="Calibri1" style:font-size-asian="12pt" style:language-asian="en" style:country-asian="US" style:font-name-complex="Arial1" style:font-size-complex="12pt" style:language-complex="ar" style:country-complex="SA"/>
    </style:style>
    <style:style style:name="T6" style:family="text">
      <style:text-properties style:use-window-font-color="true" style:font-name="Arial" fo:font-size="12pt" fo:language="es" fo:country="MX" officeooo:rsid="000e9c24" style:letter-kerning="false" style:font-name-asian="Calibri1" style:font-size-asian="12pt" style:language-asian="en" style:country-asian="US" style:font-name-complex="Arial1"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nálisis del índice de Paz en México (2021) a través de algoritmos de Machine Learning para encontrar predicciones de interés.</text:span></text:p>
      <text:p text:style-name="P1"><text:span text:style-name="T1"/></text:p>
      <text:p text:style-name="P1"><text:span text:style-name="T1"/></text:p>
      <text:p text:style-name="P2"><text:span text:style-name="T1">Objetivo</text:span></text:p>
      <text:p text:style-name="P2"><text:span text:style-name="T1">Relevante</text:span></text:p>
      <text:p text:style-name="P2"><text:span text:style-name="T1">Metodología</text:span></text:p>
      <text:p text:style-name="P2"><text:span text:style-name="T1">Ser claro</text:span></text:p>
      <text:p text:style-name="P2"><text:span text:style-name="T1"/></text:p>
      <text:p text:style-name="P2"><text:span text:style-name="T1">→ Objetivos de la investigación</text:span></text:p>
      <text:p text:style-name="P2"><text:span text:style-name="T1">→ Pregunta de investigación</text:span></text:p>
      <text:p text:style-name="P2"><text:span text:style-name="T1">→ Justificación de la investigación</text:span></text:p>
      <text:p text:style-name="P2"><text:span text:style-name="T1"/></text:p>
      <text:p text:style-name="P4"><text:span text:style-name="T2">El conocimiento que actualemente se tiene sobre </text:span><text:span text:style-name="T5">el impacto económico de la </text:span><text:span text:style-name="T2"><text:s/>violencia en el país es de carácter descriptivo de acuerdo a años previos al actual. Anualmente se recolecta info</text:span><text:span text:style-name="T5">r</text:span><text:span text:style-name="T2">mación sobre este ámbito y se presenta en gráficos con la finalidad de analizar qué ocurrió en dicho año. Ante este ejercicio anual se ha logrado tener una noción de lo que ocurre al rededor de un tiempo establecido, por ejemplo, en el informe del IPM 2021 se <text:s/>describe una tendencia de los últimos seis años de la paz, llegando a la conclusión de que esta ha disminuido en un 18.8% y que, por ejemplo, en el 2020 el impacto económico fue de 4.71 billones de pesos, lo que equivale al 22.5% del PIB nacional. Sin embargo no se ha intentado realizar un análisis de predicción respecto a lo que se espera en los años próximos. Se plantean cuestiones como ¿el IPM disminuirá o aumentará? ¿Qué indicadores aumentarán y cuáles disminuirán? ¿Cuál será el costo económico de dichos aumentos/decrementos del IPM en el país? .</text:span></text:p>
      <text:p text:style-name="P7"><text:span text:style-name="T2">Objetivo </text:span><text:span text:style-name="T6">general: </text:span></text:p>
      <text:p text:style-name="P7"><text:span text:style-name="T5">Realizar</text:span><text:span text:style-name="T2"> predicciones que determinen el IPM </text:span><text:span text:style-name="T6">y del impacto económico de la violencia </text:span><text:span text:style-name="T2">de los futuros 6 años mediante la implementación de algoritmos de machine learning.</text:span></text:p>
      <text:p text:style-name="P5"><text:span text:style-name="T2"/></text:p>
      <text:p text:style-name="P5"><text:span text:style-name="T2"/></text:p>
      <text:p text:style-name="P5"><text:span text:style-name="T2"/></text:p>
      <text:p text:style-name="P5"><text:soft-page-break/><text:span text:style-name="T2"/></text:p>
      <text:p text:style-name="P5"><text:span text:style-name="T2"/></text:p>
      <text:p text:style-name="P6"><text:span text:style-name="T2">Justificación: </text:span></text:p>
      <text:p text:style-name="P6"><text:span text:style-name="T3">En el estudio del Índice de Paz en México se define al impacto económico de la violencia como el gasto y el efecto económico relacionados con “contener, prevenir y afrontar las consecuencias de la violencia”. </text:span></text:p>
      <text:p text:style-name="P8"><text:span text:style-name="T2">Este impacto económico considera los costos directos de la violencia, que son los gastos realizados por la víctima, el perpretador y el gobierno; los costos indirectos, que son aquellos gastos que se acumulan después del acto violento e incluyen los costos a largo plazo que surgen de incidentes delictivos, como la pérdida de ingresos futuros y traumas físicos y psicológicos; por último, el efecto multiplicador, que representa los beneficios económicos que se hubieran generado si los gastos en el acto violento se hubieran dirigido a alternativas más productivas.</text:span></text:p>
      <text:p text:style-name="P9"><text:span text:style-name="T2">En el 2020, México experimentó una mejora de 1.8% en el impacto económico debido a una disminución en los delitos oportunistas como el secuestro, robo, la extorsión y los asaltos violentos. Esto equivale a 88 mil millones respecto al año anterior, </text:span><text:span text:style-name="T4">y, aunque es una mejora importante, el impacto económico equivale a más de cuatro veces el gasto del desarrollo económico del gobierno. </text:span></text:p>
      <text:p text:style-name="P10"><text:span text:style-name="T2">En ese mismo año, el 18% del impacto económico de México fue gasto público y gastos de protección privada, mientras que el 82% restante correspondió a los homicidios, delitos con violencia, crímenes de la delincuencia organizada y miedo a la victimización. </text:span><text:span text:style-name="T5">Esto difiere del impacto económico global de la violencia, pues el 81% del impacto esta compuesto por gastos gubernamentales y privados para contener y prevenir la violencia.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14:20:24.216266156</meta:creation-date>
    <dc:date>2022-04-05T15:31:37.725989805</dc:date>
    <meta:editing-duration>PT6M32S</meta:editing-duration>
    <meta:editing-cycles>1</meta:editing-cycles>
    <meta:document-statistic meta:table-count="0" meta:image-count="0" meta:object-count="0" meta:page-count="2" meta:paragraph-count="16" meta:word-count="497" meta:character-count="3056" meta:non-whitespace-character-count="2567"/>
    <meta:generator>LibreOffice/6.4.7.2$Linux_X86_64 LibreOffice_project/40$Build-2</meta:generator>
  </office:meta>
</office:document-meta>
</file>